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c00b" officeooo:paragraph-rsid="001cc00b"/>
    </style:style>
    <style:style style:name="T1" style:family="text">
      <style:text-properties officeooo:rsid="001e33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Работу выполнил Алексей Трубчанин, ученик 11-А класса</text:p>
      <text:p text:style-name="P1">Энергодарская ООШ № 2</text:p>
      <text:p text:style-name="P1">Учитель: Трубицына Анастасия Леонидовна</text:p>
      <text:p text:style-name="P1"/>
      <text:p text:style-name="P1">Ссылка на сайт:</text:p>
      <text:p text:style-name="P1"><text:a xlink:type="simple" xlink:href="http://www.imxprs.com/free/snow3n/ww1-n1" text:style-name="Internet_20_link" text:visited-style-name="Visited_20_Internet_20_Link">http://www.imxprs.com/free/snow3n/ww1-n1</text:a> </text:p>
      <text:p text:style-name="P1"/>
      <text:p text:style-name="P1">Ссылка на страницу входа:</text:p>
      <text:p text:style-name="P1"><text:a xlink:type="simple" xlink:href="http://xprs.imcreator.com/start#login" text:style-name="Internet_20_link" text:visited-style-name="Visited_20_Internet_20_Link">http://xprs.imcreator.com/start#login</text:a> </text:p>
      <text:p text:style-name="P1"/>
      <text:p text:style-name="P1">Данные для входа <text:span text:style-name="T1">(логин и пароль):</text:span></text:p>
      <text:p text:style-name="P1">Snow3n</text:p>
      <text:p text:style-name="Standard">llonelinesss16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7T16:11:46.282915985</meta:creation-date>
    <dc:date>2017-09-17T16:57:45.603384527</dc:date>
    <meta:editing-duration>PT39M2S</meta:editing-duration>
    <meta:editing-cycles>1</meta:editing-cycles>
    <meta:document-statistic meta:table-count="0" meta:image-count="0" meta:object-count="0" meta:page-count="1" meta:paragraph-count="10" meta:word-count="32" meta:character-count="286" meta:non-whitespace-character-count="262"/>
    <meta:generator>LibreOffice/5.4.1.2$Linux_X86_64 LibreOffice_project/40m0$Build-2</meta:generator>
  </office:meta>
</office:document-meta>
</file>